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3">
        <text:h text:style-name="Heading_20_2" text:outline-level="2">Info</text:h>
        <text:section text:style-name="Sect1" text:name="ScID:120">
          <text:h text:style-name="Heading_20_3" text:outline-level="3">Information about the sample project</text:h>
          <text:p text:style-name="Text_20_body">*** IMPORTANT ***</text:p>
          <text:p text:style-name="First_20_line_20_indent">This is not a joke.</text:p>
        </text:section>
      </text:section>
      <text:section text:style-name="Sect1" text:name="ChID:35">
        <text:h text:style-name="Heading_20_1" text:outline-level="1">Part 2</text:h>
      </text:section>
      <text:section text:style-name="Sect1" text:name="ChID:18">
        <text:h text:style-name="Heading_20_2" text:outline-level="2">Something completely different</text:h>
        <text:section text:style-name="Sect1" text:name="ScID:51">
          <text:h text:style-name="Heading_20_3" text:outline-level="3">Terry places the 'bomb'</text:h>
          <text:p text:style-name="Text_20_body">And now for something completely different ...</text:p>
        </text:section>
        <text:section text:style-name="Sect1" text:name="ScID:53">
          <text:h text:style-name="Heading_20_3" text:outline-level="3">Hal buys food in the pet shop</text:h>
          <text:p text:style-name="Text_20_body">This bird is not dead.</text:p>
        </text:section>
      </text:section>
      <text:section text:style-name="Sect1" text:name="ChID:19">
        <text:h text:style-name="Heading_20_2" text:outline-level="2"><text:soft-page-break/>The bright side</text:h>
        <text:section text:style-name="Sect1" text:name="ScID:55">
          <text:h text:style-name="Heading_20_3" text:outline-level="3">Karl leaves a note, takes Clunk.</text:h>
          <text:p text:style-name="Text_20_body">Always see the bright side of life.</text:p>
        </text:section>
        <text:section text:style-name="Sect1" text:name="ScID:57">
          <text:h text:style-name="Heading_20_3" text:outline-level="3">Hal about to hyperspace.</text:h>
          <text:p text:style-name="Text_20_body">I like Chinese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egoe UI" svg:font-family="'Segoe UI'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03-24T16:56:11Z</meta:creation-date>
    <dc:date>2022-03-24T17:30:06.49</dc:date>
    <meta:editing-duration>PT3M48S</meta:editing-duration>
    <meta:editing-cycles>2</meta:editing-cycles>
    <meta:document-statistic meta:table-count="0" meta:image-count="0" meta:object-count="0" meta:page-count="2" meta:paragraph-count="18" meta:word-count="76" meta:character-count="413"/>
  </office:meta>
</office:document-meta>
</file>